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0.84mm"/>
    </style:style>
    <style:style style:name="co3" style:family="table-column">
      <style:table-column-properties fo:break-before="auto" style:column-width="118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pesifikasi Distro BlankOn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buat</text:p>
          </table:table-cell>
          <table:table-cell office:value-type="string" calcext:value-type="string">
            <text:p>(Yayasan Penggerak Linux Indonesia) YPLI</text:p>
          </table:table-cell>
          <table:table-cell table:formula="of:=&quot;  * &quot;&amp;[.A2]&amp;&quot; : &quot;&amp;[.B2]" office:value-type="string" office:string-value="  * Pembuat : (Yayasan Penggerak Linux Indonesia) YPLI" calcext:value-type="string">
            <text:p><text:s text:c="2"/>* Pembuat : (Yayasan Penggerak Linux Indonesia) YPLI</text:p>
          </table:table-cell>
        </table:table-row>
        <table:table-row table:style-name="ro1">
          <table:table-cell office:value-type="string" calcext:value-type="string">
            <text:p>Situs</text:p>
          </table:table-cell>
          <table:table-cell office:value-type="string" calcext:value-type="string">
            <text:p>blankonlinux.or.id</text:p>
          </table:table-cell>
          <table:table-cell table:formula="of:=&quot;  * &quot;&amp;[.A3]&amp;&quot; : &quot;&amp;[.B3]" office:value-type="string" office:string-value="  * Situs : blankonlinux.or.id" calcext:value-type="string">
            <text:p><text:s text:c="2"/>* Situs : blankonlinux.or.id</text:p>
          </table:table-cell>
        </table:table-row>
        <table:table-row table:style-name="ro1">
          <table:table-cell office:value-type="string" calcext:value-type="string">
            <text:p>Lisensi</text:p>
          </table:table-cell>
          <table:table-cell office:value-type="string" calcext:value-type="string">
            <text:p>GPL</text:p>
          </table:table-cell>
          <table:table-cell table:formula="of:=&quot;  * &quot;&amp;[.A4]&amp;&quot; : &quot;&amp;[.B4]" office:value-type="string" office:string-value="  * Lisensi : GPL" calcext:value-type="string">
            <text:p><text:s text:c="2"/>* Lisensi : GPL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2.6.9</text:p>
          </table:table-cell>
          <table:table-cell table:formula="of:=&quot;  * &quot;&amp;[.A5]&amp;&quot; : &quot;&amp;[.B5]" office:value-type="string" office:string-value="  * Kernel : 2.6.9" calcext:value-type="string">
            <text:p><text:s text:c="2"/>* Kernel : 2.6.9</text:p>
          </table:table-cell>
        </table:table-row>
        <table:table-row table:style-name="ro1">
          <table:table-cell office:value-type="string" calcext:value-type="string">
            <text:p>Desktop</text:p>
          </table:table-cell>
          <table:table-cell office:value-type="string" calcext:value-type="string">
            <text:p>Gnome 2.8.0</text:p>
          </table:table-cell>
          <table:table-cell table:formula="of:=&quot;  * &quot;&amp;[.A6]&amp;&quot; : &quot;&amp;[.B6]" office:value-type="string" office:string-value="  * Desktop : Gnome 2.8.0" calcext:value-type="string">
            <text:p><text:s text:c="2"/>* Desktop : Gnome 2.8.0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penOffice.org 1.1.2</text:p>
          </table:table-cell>
          <table:table-cell table:formula="of:=&quot;  * &quot;&amp;[.A7]&amp;&quot; : &quot;&amp;[.B7]" office:value-type="string" office:string-value="  * Office : OpenOffice.org 1.1.2" calcext:value-type="string">
            <text:p><text:s text:c="2"/>* Office : OpenOffice.org 1.1.2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FireFox 1.0, Evolution 2.0.2, Thunderbird 0.8, Gaim 1.0.1</text:p>
          </table:table-cell>
          <table:table-cell table:formula="of:=&quot;  * &quot;&amp;[.A8]&amp;&quot; : &quot;&amp;[.B8]" office:value-type="string" office:string-value="  * Internet : FireFox 1.0, Evolution 2.0.2, Thunderbird 0.8, Gaim 1.0.1" calcext:value-type="string">
            <text:p><text:s text:c="2"/>* Internet : FireFox 1.0, Evolution 2.0.2, Thunderbird 0.8, Gaim 1.0.1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amba 3.0.8</text:p>
          </table:table-cell>
          <table:table-cell table:formula="of:=&quot;  * &quot;&amp;[.A9]&amp;&quot; : &quot;&amp;[.B9]" office:value-type="string" office:string-value="  * Server : Samba 3.0.8" calcext:value-type="string">
            <text:p><text:s text:c="2"/>* Server : Samba 3.0.8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Rhythmbox 0.88, Totem 0.99.19</text:p>
          </table:table-cell>
          <table:table-cell table:formula="of:=&quot;  * &quot;&amp;[.A10]&amp;&quot; : &quot;&amp;[.B10]" office:value-type="string" office:string-value="  * Multimedia : Rhythmbox 0.88, Totem 0.99.19" calcext:value-type="string">
            <text:p><text:s text:c="2"/>* Multimedia : Rhythmbox 0.88, Totem 0.99.19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Game-game Gnome 2.8.0, Frozen-bubble 1.0.0, Tuxracer 0.61</text:p>
          </table:table-cell>
          <table:table-cell table:formula="of:=&quot;  * &quot;&amp;[.A11]&amp;&quot; : &quot;&amp;[.B11]" office:value-type="string" office:string-value="  * Game : Game-game Gnome 2.8.0, Frozen-bubble 1.0.0, Tuxracer 0.61" calcext:value-type="string">
            <text:p><text:s text:c="2"/>* Game : Game-game Gnome 2.8.0, Frozen-bubble 1.0.0, Tuxracer 0.61</text:p>
          </table:table-cell>
        </table:table-row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XCDRoast 0.98a15, Nautilus 2.8.1</text:p>
          </table:table-cell>
          <table:table-cell table:formula="of:=&quot;  * &quot;&amp;[.A12]&amp;&quot; : &quot;&amp;[.B12]" office:value-type="string" office:string-value="  * Tool : XCDRoast 0.98a15, Nautilus 2.8.1" calcext:value-type="string">
            <text:p><text:s text:c="2"/>* Tool : XCDRoast 0.98a15, Nautilus 2.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7-10T01:42:01.701675739</meta:creation-date>
    <dc:date>2017-07-10T01:49:23.181781921</dc:date>
    <dc:creator>Faiq Aminuddin</dc:creator>
    <meta:editing-duration>PT7M23S</meta:editing-duration>
    <meta:editing-cycles>2</meta:editing-cycles>
    <meta:generator>LibreOffice/5.3.0.3$Linux_x86 LibreOffice_project/7074905676c47b82bbcfbea1aeefc84afe1c50e1</meta:generator>
    <meta:document-statistic meta:table-count="1" meta:cell-count="34" meta:object-count="0"/>
  </office:meta>
</office:document-meta>
</file>